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c2476" officeooo:paragraph-rsid="001c2476"/>
    </style:style>
    <style:style style:name="P2" style:family="paragraph" style:parent-style-name="Standard">
      <style:text-properties style:font-name="標楷體" fo:font-size="14pt" style:font-name-asian="標楷體" style:font-size-asian="14pt" style:font-size-complex="14pt"/>
    </style:style>
    <style:style style:name="T1" style:family="text">
      <style:text-properties officeooo:rsid="001c2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 T<text:span text:style-name="T1">est Board 燒firmWare :</text:span></text:p>
      <text:p text:style-name="P2"/>
      <text:p text:style-name="P1">1 . 開啟 Simplicity Studio</text:p>
      <text:p text:style-name="P1"/>
      <text:p text:style-name="P1">2 . 插入裝置，確認左側抓到JTACK及Board裝置</text:p>
      <text:p text:style-name="P1"/>
      <text:p text:style-name="P1">3 . 點選右邊介面 Flash Programmer圖示</text:p>
      <text:p text:style-name="P1"/>
      <text:p text:style-name="P1">3 . 於Flash Programmer介面下測點選藍字 Advanced Setting</text:p>
      <text:p text:style-name="P1"/>
      <text:p text:style-name="P1">4 . Advanced Setting先進行清空的動作(預防IC裡有CODE)，點選中間選項Full Erase按下OK</text:p>
      <text:p text:style-name="P1"/>
      <text:p text:style-name="P1">5 .於Flash Programmer介面下測點選Erase，清空完畢。</text:p>
      <text:p text:style-name="P1"/>
      <text:p text:style-name="P1">6 .再次點選藍字 Advanced Setting</text:p>
      <text:p text:style-name="P1"/>
      <text:p text:style-name="P1">7 .選擇下面選項 Merge Content按下OK(準備燒Code)</text:p>
      <text:p text:style-name="P1"/>
      <text:p text:style-name="P1">8 .於Flash Programmer介面選取USB-BL-1_V120_72CF74.hex路徑(BIOS)後按下Program。</text:p>
      <text:p text:style-name="P1"/>
      <text:p text:style-name="P1">7 .再次點選藍字 Advanced Setting</text:p>
      <text:p text:style-name="P1"/>
      <text:p text:style-name="P1">8 .選擇下面選項 Merge Content按下OK(準備燒Code)</text:p>
      <text:p text:style-name="P1"/>
      <text:p text:style-name="P1">9 .於Flash Programmer介面選取Host_PD_24K_V0046_6872DB.hex路徑(BIOS)後按下Program。</text:p>
      <text:p text:style-name="P1"/>
      <text:p text:style-name="P1">10 .最後使用解鎖程式解鎖(BBUNLOCK)，重新拔插後即可使用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38:43.053000000</meta:creation-date>
    <dc:date>2017-02-07T13:50:25.304000000</dc:date>
    <meta:editing-duration>PT52S</meta:editing-duration>
    <meta:editing-cycles>1</meta:editing-cycles>
    <meta:document-statistic meta:table-count="0" meta:image-count="0" meta:object-count="0" meta:page-count="1" meta:paragraph-count="14" meta:word-count="220" meta:character-count="547" meta:non-whitespace-character-count="505"/>
    <meta:generator>LibreOffice/5.1.1.3$Windows_x86 LibreOffice_project/89f508ef3ecebd2cfb8e1def0f0ba9a803b88a6d</meta:generator>
  </office:meta>
</office:document-meta>
</file>